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font461" svg:font-family="font461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4.283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1"/>
    <style:style style:name="ce4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a" style:text-outline="false" style:text-line-through-style="none" style:text-line-through-type="none" style:font-name="Calibri" fo:font-size="11pt" fo:font-style="normal" fo:text-shadow="none" style:text-underline-style="none" fo:font-weight="bold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a" style:font-name="Calibri" fo:font-size="11pt" fo:font-weight="bold" style:letter-kerning="false" fo:language="en" fo:country="GB" style:language-asian="ar" style:country-asian="SA" style:font-name-asian="font461" style:font-size-asian="11pt" style:font-weight-asian="bold" style:font-weight-complex="bold"/>
    </style:style>
    <style:style style:name="T2" style:family="text">
      <style:text-properties fo:color="#00000a" style:font-name="Calibri" fo:font-size="11pt" fo:font-weight="bold" style:letter-kerning="false" fo:language="en" fo:country="GB" style:language-asian="ar" style:country-asian="SA" style:font-name-asian="font461" style:font-size-asian="11pt" style:font-weight-asian="bold" style:font-weight-complex="bold" style:text-position="-28% 58%"/>
    </style:style>
    <style:style style:name="T3" style:family="text">
      <style:text-properties fo:font-size="11pt" style:font-size-asian="11pt" style:font-size-complex="11pt" style:text-position="0% 100%"/>
    </style:style>
    <style:style style:name="T4" style:family="text">
      <style:text-properties style:text-position="33% 58%" style:font-size-complex="16pt" style:font-size-asian="16pt" fo:font-size="16pt"/>
    </style:style>
    <style:style style:name="T5" style:family="text">
      <style:text-properties style:text-position="0% 100%" fo:font-size="11pt" style:font-size-asian="11pt" style:font-size-complex="11pt"/>
    </style:style>
    <style:style style:name="T6" style:family="text">
      <style:text-properties style:font-size-complex="16pt" style:font-size-asian="16pt" fo:font-size="16pt" style:text-position="33% 58%"/>
    </style:style>
    <style:style style:name="T7" style:family="text">
      <style:text-properties style:text-position="33% 58%" fo:font-size="16pt" style:font-size-asian="16pt" style:font-size-complex="16pt"/>
    </style:style>
    <style:style style:name="T8" style:family="text">
      <style:text-properties fo:font-size="16pt" style:font-size-asian="16pt" style:font-size-complex="16pt" style:text-position="0% 100%"/>
    </style:style>
    <style:style style:name="T9" style:family="text">
      <style:text-properties fo:color="#000000" style:language-complex="none" style:country-complex="none" style:font-name-asian="font461" style:font-name="Calibri" style:font-size-complex="6.80000019073486pt" style:font-size-asian="11pt" fo:font-size="11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DejaVu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ar" style:country-asian="SA"/>
    </style:style>
    <style:style style:name="T10" style:family="text">
      <style:text-properties fo:color="#000000" style:language-complex="none" style:country-complex="none" style:font-name-asian="font461" style:font-name="Calibri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DejaVu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ar" style:country-asian="SA" fo:font-size="16pt" style:text-position="33% 58%" style:font-size-asian="16pt" style:font-size-complex="16pt"/>
    </style:style>
    <style:style style:name="T11" style:family="text">
      <style:text-properties fo:color="#000000" style:language-complex="none" style:country-complex="none" style:font-name-asian="font461" style:font-name="Calibri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DejaVu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ar" style:country-asian="SA" fo:font-size="11pt" style:font-size-asian="11pt" style:font-size-complex="6.80000019073486pt"/>
    </style:style>
    <style:style style:name="T12" style:family="text">
      <style:text-properties fo:color="#000000" style:font-name="Calibri" style:font-relief="none" style:text-emphasize="none" style:font-style-complex="normal" style:font-style-asian="normal" style:font-weight-complex="normal" style:font-weight-asian="normal" style:font-size-complex="6.80000019073486pt" style:font-size-asian="11pt" style:font-name-complex="DejaVu Sans" style:font-name-asian="font461" style:language-asian="ar" style:country-asian="SA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none" style:country-complex="none"/>
    </style:style>
    <style:style style:name="T13" style:family="text">
      <style:text-properties fo:color="#000000" style:font-name="Calibri" style:font-relief="none" style:text-emphasize="none" style:font-style-complex="normal" style:font-style-asian="normal" style:font-weight-complex="normal" style:font-weight-asian="normal" style:font-name-complex="DejaVu Sans" style:font-name-asian="font461" style:language-asian="ar" style:country-asian="SA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none" style:country-complex="none" fo:font-size="16pt" style:text-position="33% 58%" style:font-size-asian="16pt" style:font-size-complex="16pt"/>
    </style:style>
    <style:style style:name="T14" style:family="text">
      <style:text-properties fo:color="#000000" style:font-name="Calibri" style:font-relief="none" style:text-emphasize="none" style:font-style-complex="normal" style:font-style-asian="normal" style:font-weight-complex="normal" style:font-weight-asian="normal" style:font-name-complex="DejaVu Sans" style:font-name-asian="font461" style:language-asian="ar" style:country-asian="SA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none" style:country-complex="none" fo:font-size="11pt" style:font-size-asian="11pt" style:font-size-complex="6.80000019073486pt"/>
    </style:style>
    <style:style style:name="T15" style:family="text">
      <style:text-properties fo:color="#00000a" style:font-name="Calibri" fo:font-size="11pt" fo:font-weight="bold" style:letter-kerning="false" style:language-asian="ar" style:country-asian="SA" style:font-name-asian="font461" style:font-size-asian="11pt" style:font-weight-asian="bold" style:font-weight-complex="bold" style:text-position="-28% 58%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emporal samp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span text:style-name="T1">H</text:span><text:span text:style-name="T2">e</text:span></text:p>
          </table:table-cell>
          <table:table-cell table:style-name="ce1" office:value-type="string" calcext:value-type="string">
            <text:p><text:span text:style-name="T1">H</text:span><text:span text:style-name="T2">o</text:span></text:p>
          </table:table-cell>
          <table:table-cell table:style-name="ce6" office:value-type="string" calcext:value-type="string">
            <text:p><text:span text:style-name="T1">F</text:span><text:span text:style-name="T2">I</text:span><text:span text:style-name="T15">S</text:span></text:p>
          </table:table-cell>
          <table:table-cell table:style-name="ce1" office:value-type="string" calcext:value-type="string">
            <text:p>Mean IBS distance</text:p>
          </table:table-cell>
          <table:table-cell/>
          <table:table-cell table:style-name="ce6" office:value-type="string" calcext:value-type="string">
            <text:p><text:span text:style-name="T1">F</text:span><text:span text:style-name="T15">H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Greenlan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0,256</text:p>
            <text:p>(1.6x<text:span text:style-name="T3">10</text:span><text:span text:style-name="T4">-6</text:span>)</text:p>
          </table:table-cell>
          <table:table-cell table:style-name="ce5" office:value-type="string" calcext:value-type="string">
            <text:p>0,1632 </text:p>
            <text:p>(4.02x10<text:span text:style-name="T7">-5</text:span>)</text:p>
          </table:table-cell>
          <table:table-cell table:style-name="ce4" office:value-type="float" office:value="0.3625" calcext:value-type="float">
            <text:p>0,3625</text:p>
          </table:table-cell>
          <table:table-cell office:value-type="float" office:value="0.8758" calcext:value-type="float">
            <text:p>0,8758</text:p>
          </table:table-cell>
          <table:table-cell/>
          <table:table-cell table:style-name="ce4" office:value-type="float" office:value="0.349" calcext:value-type="float">
            <text:p>0,349</text:p>
          </table:table-cell>
          <table:table-cell table:number-columns-repeated="7"/>
        </table:table-row>
        <table:table-row table:style-name="ro3">
          <table:table-cell table:style-name="ce2"/>
          <table:table-cell table:style-name="ce2" office:value-type="string" calcext:value-type="string">
            <text:p>H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0,2548</text:p>
            <text:p>(3.33x<text:span text:style-name="T5">10</text:span><text:span text:style-name="T6">-6</text:span>)</text:p>
          </table:table-cell>
          <table:table-cell table:style-name="ce5" office:value-type="string" calcext:value-type="string">
            <text:p>0,1563</text:p>
            <text:p>(2.27x10<text:span text:style-name="T7">-5</text:span>)</text:p>
          </table:table-cell>
          <table:table-cell table:style-name="ce4" office:value-type="float" office:value="0.386577708006279" calcext:value-type="float">
            <text:p>0,386577708006279</text:p>
          </table:table-cell>
          <table:table-cell office:value-type="float" office:value="0.8837" calcext:value-type="float">
            <text:p>0,8837</text:p>
          </table:table-cell>
          <table:table-cell/>
          <table:table-cell table:style-name="ce4" office:value-type="float" office:value="0.374" calcext:value-type="float">
            <text:p>0,374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0,2563</text:p>
            <text:p>(3.61x10<text:span text:style-name="T7">-8</text:span>)</text:p>
          </table:table-cell>
          <table:table-cell table:style-name="ce5" office:value-type="string" calcext:value-type="string">
            <text:p>0,1395</text:p>
            <text:p><text:span text:style-name="T9">(1.6x10</text:span><text:span text:style-name="T10">-4</text:span><text:span text:style-name="T11">)</text:span></text:p>
          </table:table-cell>
          <table:table-cell table:style-name="ce4" office:value-type="float" office:value="0.455715957861881" calcext:value-type="float">
            <text:p>0,455715957861881</text:p>
          </table:table-cell>
          <table:table-cell office:value-type="float" office:value="0.892" calcext:value-type="float">
            <text:p>0,892</text:p>
          </table:table-cell>
          <table:table-cell/>
          <table:table-cell table:style-name="ce4" office:value-type="float" office:value="0.445" calcext:value-type="float">
            <text:p>0,445</text:p>
          </table:table-cell>
          <table:table-cell table:number-columns-repeated="7"/>
        </table:table-row>
        <table:table-row table:style-name="ro2">
          <table:table-cell table:style-name="ce2"/>
          <table:table-cell table:style-name="ce2" office:value-type="string" calcext:value-type="string">
            <text:p>H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,2548</text:p>
            <text:p>(1.78x10<text:span text:style-name="T7">-6</text:span>)</text:p>
          </table:table-cell>
          <table:table-cell table:style-name="ce5" office:value-type="string" calcext:value-type="string">
            <text:p>0,1504</text:p>
            <text:p>(2.9x10<text:span text:style-name="T7">-4</text:span>)</text:p>
          </table:table-cell>
          <table:table-cell table:style-name="ce4" office:value-type="float" office:value="0.409733124018838" calcext:value-type="float">
            <text:p>0,409733124018838</text:p>
          </table:table-cell>
          <table:table-cell office:value-type="float" office:value="0.9063" calcext:value-type="float">
            <text:p>0,9063</text:p>
          </table:table-cell>
          <table:table-cell/>
          <table:table-cell table:style-name="ce4" office:value-type="float" office:value="0.41" calcext:value-type="float">
            <text:p>0,41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0,2579</text:p>
            <text:p>(1.58x10<text:span text:style-name="T7">-6</text:span>)</text:p>
          </table:table-cell>
          <table:table-cell table:style-name="ce5" office:value-type="string" calcext:value-type="string">
            <text:p>0,3147</text:p>
            <text:p><text:span text:style-name="T12">(9.86x10</text:span><text:span text:style-name="T13">-5</text:span><text:span text:style-name="T14">)</text:span></text:p>
          </table:table-cell>
          <table:table-cell table:style-name="ce4" office:value-type="float" office:value="-0.220240403257076" calcext:value-type="float">
            <text:p>-0,220240403257076</text:p>
          </table:table-cell>
          <table:table-cell office:value-type="float" office:value="0.7441" calcext:value-type="float">
            <text:p>0,7441</text:p>
          </table:table-cell>
          <table:table-cell/>
          <table:table-cell table:style-name="ce4" office:value-type="float" office:value="-0.244" calcext:value-type="float">
            <text:p>-0,244</text:p>
          </table:table-cell>
          <table:table-cell table:number-columns-repeated="7"/>
        </table:table-row>
        <table:table-row table:style-name="ro2">
          <table:table-cell table:style-name="ce2"/>
          <table:table-cell table:style-name="ce2" office:value-type="string" calcext:value-type="string">
            <text:p>H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0,2587</text:p>
            <text:p>(9.97x10<text:span text:style-name="T7">-6</text:span>)</text:p>
          </table:table-cell>
          <table:table-cell table:style-name="ce5" office:value-type="string" calcext:value-type="string">
            <text:p>0,3061</text:p>
            <text:p>(1.24x10<text:span text:style-name="T7">-4</text:span>)</text:p>
          </table:table-cell>
          <table:table-cell table:style-name="ce4" office:value-type="float" office:value="-0.183223811364515" calcext:value-type="float">
            <text:p>-0,183223811364515</text:p>
          </table:table-cell>
          <table:table-cell office:value-type="float" office:value="0.7607" calcext:value-type="float">
            <text:p>0,7607</text:p>
          </table:table-cell>
          <table:table-cell/>
          <table:table-cell table:style-name="ce4" office:value-type="float" office:value="-0.206" calcext:value-type="float">
            <text:p>-0,206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0,2568</text:p>
            <text:p>(1.35x10<text:span text:style-name="T7">-8</text:span>)</text:p>
          </table:table-cell>
          <table:table-cell table:style-name="ce5" office:value-type="string" calcext:value-type="string">
            <text:p>0,2796</text:p>
            <text:p>(5.15x10<text:span text:style-name="T7">-4</text:span>)</text:p>
          </table:table-cell>
          <table:table-cell table:style-name="ce4" office:value-type="float" office:value="-0.0887850467289719" calcext:value-type="float">
            <text:p>-0,088785046728972</text:p>
          </table:table-cell>
          <table:table-cell office:value-type="float" office:value="0.7677" calcext:value-type="float">
            <text:p>0,7677</text:p>
          </table:table-cell>
          <table:table-cell/>
          <table:table-cell table:style-name="ce4" office:value-type="float" office:value="-0.111" calcext:value-type="float">
            <text:p>-0,111</text:p>
          </table:table-cell>
          <table:table-cell table:number-columns-repeated="7"/>
        </table:table-row>
        <table:table-row table:style-name="ro2">
          <table:table-cell table:style-name="ce2"/>
          <table:table-cell table:style-name="ce2" office:value-type="string" calcext:value-type="string">
            <text:p>H 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0,2563</text:p>
            <text:p>(1.21x10<text:span text:style-name="T7">-5</text:span>)</text:p>
          </table:table-cell>
          <table:table-cell table:style-name="ce5" office:value-type="string" calcext:value-type="string">
            <text:p>0,3142</text:p>
            <text:p>(1.16x10<text:span text:style-name="T7">-3</text:span>)</text:p>
          </table:table-cell>
          <table:table-cell table:style-name="ce4" office:value-type="float" office:value="-0.22590714007023" calcext:value-type="float">
            <text:p>-0,22590714007023</text:p>
          </table:table-cell>
          <table:table-cell office:value-type="float" office:value="0.7616" calcext:value-type="float">
            <text:p>0,7616</text:p>
          </table:table-cell>
          <table:table-cell/>
          <table:table-cell table:style-name="ce4" office:value-type="float" office:value="-0.25" calcext:value-type="float">
            <text:p>-0,25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0,2568</text:p>
            <text:p>(9.92x10<text:span text:style-name="T7">-10</text:span>)</text:p>
          </table:table-cell>
          <table:table-cell table:style-name="ce5" office:value-type="string" calcext:value-type="string">
            <text:p>0,3045</text:p>
            <text:p>(7.12x10<text:span text:style-name="T7">-5</text:span>)</text:p>
          </table:table-cell>
          <table:table-cell table:style-name="ce4" office:value-type="float" office:value="-0.185747663551402" calcext:value-type="float">
            <text:p>-0,185747663551402</text:p>
          </table:table-cell>
          <table:table-cell office:value-type="float" office:value="0.7505" calcext:value-type="float">
            <text:p>0,7505</text:p>
          </table:table-cell>
          <table:table-cell/>
          <table:table-cell table:style-name="ce4" office:value-type="float" office:value="-0.186" calcext:value-type="float">
            <text:p>-0,186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56" calcext:value-type="float">
            <text:p>0,256</text:p>
          </table:table-cell>
          <table:table-cell table:style-name="ce5" office:value-type="float" office:value="0.2916" calcext:value-type="float">
            <text:p>0,2916</text:p>
          </table:table-cell>
          <table:table-cell table:style-name="ce4" office:value-type="float" office:value="-0.1390625" calcext:value-type="float">
            <text:p>-0,1390625</text:p>
          </table:table-cell>
          <table:table-cell office:value-type="string" calcext:value-type="string">
            <text:p>NA</text:p>
          </table:table-cell>
          <table:table-cell/>
          <table:table-cell table:style-name="ce4" office:value-type="float" office:value="-0.139" calcext:value-type="float">
            <text:p>-0,139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Overall</text:p>
          </table:table-cell>
          <table:table-cell table:style-name="ce2"/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0,2567</text:p>
            <text:p>(3,78x10<text:span text:style-name="T7">-6</text:span><text:span text:style-name="T8">)</text:span></text:p>
          </table:table-cell>
          <table:table-cell table:style-name="ce2" office:value-type="string" calcext:value-type="string">
            <text:p>0,224</text:p>
            <text:p>(6,29x10<text:span text:style-name="T7">-3</text:span>)</text:p>
          </table:table-cell>
          <table:table-cell table:style-name="ce2" office:value-type="float" office:value="0.1284" calcext:value-type="float">
            <text:p>0,1284</text:p>
          </table:table-cell>
          <table:table-cell office:value-type="float" office:value="0.7703" calcext:value-type="float">
            <text:p>0,7703</text:p>
          </table:table-cell>
          <table:table-cell/>
          <table:table-cell table:style-name="ce2"/>
          <table:table-cell table:number-columns-repeated="7"/>
        </table:table-row>
        <table:table-row table:style-name="ro5">
          <table:table-cell table:number-columns-repeated="6"/>
          <table:table-cell table:style-name="Default"/>
          <table:table-cell table:number-columns-repeated="9"/>
        </table:table-row>
        <table:table-row table:style-name="ro6" table:number-rows-repeated="11">
          <table:table-cell table:number-columns-repeated="16"/>
        </table:table-row>
        <table:table-row table:style-name="ro5" table:number-rows-repeated="7">
          <table:table-cell table:number-columns-repeated="2"/>
          <table:table-cell table:style-name="ce3"/>
          <table:table-cell table:number-columns-repeated="3"/>
          <table:table-cell table:style-name="Default"/>
          <table:table-cell table:number-columns-repeated="9"/>
        </table:table-row>
        <table:table-row table:style-name="ro5">
          <table:table-cell/>
          <table:table-cell table:style-name="ce3"/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5" table:number-rows-repeated="10">
          <table:table-cell table:number-columns-repeated="6"/>
          <table:table-cell table:style-name="Default"/>
          <table:table-cell table:number-columns-repeated="9"/>
        </table:table-row>
        <table:table-row table:style-name="ro5">
          <table:table-cell table:number-columns-repeated="3"/>
          <table:table-cell table:style-name="ce3"/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font461" svg:font-family="font461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s" fo:country="I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11:25:18.921361193</meta:creation-date>
    <dc:date>2022-08-12T15:14:35.108541070</dc:date>
    <meta:editing-duration>P0D</meta:editing-duration>
    <meta:editing-cycles>1</meta:editing-cycles>
    <meta:document-statistic meta:table-count="1" meta:cell-count="92" meta:object-count="0"/>
    <meta:generator>LibreOffice/6.4.7.2$Linux_X86_64 LibreOffice_project/40$Build-2</meta:generator>
  </office:meta>
</office:document-meta>
</file>